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bb5c" officeooo:paragraph-rsid="0001bb5c"/>
    </style:style>
    <style:style style:name="P2" style:family="paragraph" style:parent-style-name="Standard">
      <style:text-properties officeooo:rsid="0001bb5c" officeooo:paragraph-rsid="00028539"/>
    </style:style>
    <style:style style:name="P3" style:family="paragraph" style:parent-style-name="Standard">
      <style:text-properties officeooo:rsid="0001bb5c" officeooo:paragraph-rsid="00041d4b"/>
    </style:style>
    <style:style style:name="P4" style:family="paragraph" style:parent-style-name="Standard">
      <style:text-properties officeooo:rsid="0001bb5c" officeooo:paragraph-rsid="0004f23a"/>
    </style:style>
    <style:style style:name="P5" style:family="paragraph" style:parent-style-name="Standard">
      <style:text-properties officeooo:rsid="0001bb5c" officeooo:paragraph-rsid="0005a9ce"/>
    </style:style>
    <style:style style:name="P6" style:family="paragraph" style:parent-style-name="Standard">
      <style:text-properties officeooo:rsid="0001bb5c" officeooo:paragraph-rsid="000f6c69"/>
    </style:style>
    <style:style style:name="P7" style:family="paragraph" style:parent-style-name="Standard">
      <style:text-properties officeooo:rsid="0001bb5c" officeooo:paragraph-rsid="0011e3a9"/>
    </style:style>
    <style:style style:name="P8" style:family="paragraph" style:parent-style-name="Standard">
      <style:text-properties officeooo:rsid="0001bb5c" officeooo:paragraph-rsid="001297cc"/>
    </style:style>
    <style:style style:name="P9" style:family="paragraph" style:parent-style-name="Standard">
      <style:text-properties officeooo:rsid="0001bb5c" officeooo:paragraph-rsid="0014f40e"/>
    </style:style>
    <style:style style:name="P10" style:family="paragraph" style:parent-style-name="Standard">
      <style:text-properties officeooo:rsid="0001bb5c" officeooo:paragraph-rsid="0017760a"/>
    </style:style>
    <style:style style:name="P11" style:family="paragraph" style:parent-style-name="Standard">
      <style:text-properties officeooo:rsid="0001bb5c" officeooo:paragraph-rsid="0018c136"/>
    </style:style>
    <style:style style:name="P12" style:family="paragraph" style:parent-style-name="Standard">
      <style:text-properties officeooo:rsid="00028539" officeooo:paragraph-rsid="00028539"/>
    </style:style>
    <style:style style:name="T1" style:family="text">
      <style:text-properties officeooo:rsid="00028539"/>
    </style:style>
    <style:style style:name="T2" style:family="text">
      <style:text-properties officeooo:rsid="00041d4b"/>
    </style:style>
    <style:style style:name="T3" style:family="text">
      <style:text-properties officeooo:rsid="0004f23a"/>
    </style:style>
    <style:style style:name="T4" style:family="text">
      <style:text-properties officeooo:rsid="0005a9ce"/>
    </style:style>
    <style:style style:name="T5" style:family="text">
      <style:text-properties officeooo:rsid="000c7b4f"/>
    </style:style>
    <style:style style:name="T6" style:family="text">
      <style:text-properties officeooo:rsid="000deb31"/>
    </style:style>
    <style:style style:name="T7" style:family="text">
      <style:text-properties officeooo:rsid="000f6c69"/>
    </style:style>
    <style:style style:name="T8" style:family="text">
      <style:text-properties officeooo:rsid="000fdf9f"/>
    </style:style>
    <style:style style:name="T9" style:family="text">
      <style:text-properties officeooo:rsid="001105bb"/>
    </style:style>
    <style:style style:name="T10" style:family="text">
      <style:text-properties officeooo:rsid="0011e3a9"/>
    </style:style>
    <style:style style:name="T11" style:family="text">
      <style:text-properties officeooo:rsid="001297cc"/>
    </style:style>
    <style:style style:name="T12" style:family="text">
      <style:text-properties officeooo:rsid="0016abaa"/>
    </style:style>
    <style:style style:name="T13" style:family="text">
      <style:text-properties officeooo:rsid="00175935"/>
    </style:style>
    <style:style style:name="T14" style:family="text">
      <style:text-properties officeooo:rsid="0017760a"/>
    </style:style>
    <style:style style:name="T15" style:family="text">
      <style:text-properties officeooo:rsid="0018c1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s:</text:p>
      <text:p text:style-name="P1"/>
      <text:p text:style-name="P1"/>
      <text:p text:style-name="P1">1. Normal algorithm with variance in the environment</text:p>
      <text:p text:style-name="P1"/>
      <text:p text:style-name="P1">How does the original algorithm do when changing the variance?</text:p>
      <text:p text:style-name="P1"><text:s/>→ compare on each environment with different reward variance means, with rew_var_var = None<text:line-break/><text:tab/><text:span text:style-name="T6">(can do 1 graph for each a.1, b.1, b.2, c.1, c.2)</text:span></text:p>
      <text:p text:style-name="P9"><text:tab/>a. Sparse environment<text:line-break/><text:tab/><text:tab/><text:span text:style-name="T7">1. </text:span>rew_var_mean_ter = None<text:line-break/><text:tab/><text:tab/> <text:s text:c="3"/>rew_var_mean_ter = 100 <text:span text:style-name="T5">(hypothesis: a bit slower to converge)</text:span></text:p>
      <text:p text:style-name="P1"><text:tab/><text:tab/> <text:s text:c="3"/>rew_var_mean_ter = 10 000 <text:span text:style-name="T5">(hypothesis: slower to converge)</text:span></text:p>
      <text:p text:style-name="P1"><text:tab/>b. Semi sparse environment</text:p>
      <text:p text:style-name="P1"><text:tab/><text:tab/><text:span text:style-name="T7">1. </text:span>rew_var_mean_ter = None, rew_var_mean_step = None <text:span text:style-name="T6">(hypothesis: no difference)</text:span></text:p>
      <text:p text:style-name="P1"><text:tab/><text:tab/> <text:s text:c="3"/>rew_var_mean_ter = None, rew_var_mean_step = 1 <text:span text:style-name="T6">(hypothesis: slower to converge)</text:span><text:line-break/><text:tab/> <text:tab/><text:span text:style-name="T7">2. </text:span>rew_var_mean_ter = 1<text:span text:style-name="T12">0</text:span> 000, rew_var_mean_step = <text:span text:style-name="T7">None <text:line-break/> <text:s text:c="26"/><text:tab/>(hypothesis: slower to converge)</text:span></text:p>
      <text:p text:style-name="P6"><text:tab/><text:tab/> <text:s text:c="3"/>rew_var_mean_ter = 1<text:span text:style-name="T12">0 000</text:span>, rew_var_mean_step = 1 </text:p>
      <text:p text:style-name="P6"><text:span text:style-name="T7"><text:s text:c="28"/><text:tab/>(hypothesis: very slow to converge)</text:span></text:p>
      <text:p text:style-name="P1"><text:tab/>c. Dense environment</text:p>
      <text:p text:style-name="P1"><text:tab/><text:tab/><text:span text:style-name="T7">1. </text:span>rew_var_mean_ter = None, rew_var_mean_step = None</text:p>
      <text:p text:style-name="P1"><text:tab/><text:tab/> <text:s text:c="3"/>rew_var_mean_ter = None, rew_var_mean_step = 1</text:p>
      <text:p text:style-name="P1"><text:tab/><text:tab/><text:tab/><text:span text:style-name="T14">(hypothesis: a bit slower to get to max)</text:span></text:p>
      <text:p text:style-name="P1"><text:tab/><text:tab/> <text:s text:c="3"/>rew_var_mean_ter = None, rew_var_mean_step = 100</text:p>
      <text:p text:style-name="P1"><text:tab/><text:tab/><text:tab/><text:span text:style-name="T14">(hypothesis: slower to converge)</text:span></text:p>
      <text:p text:style-name="P1"><text:tab/><text:tab/><text:span text:style-name="T9">2. </text:span>rew_var_mean_ter = 1<text:span text:style-name="T12">0 </text:span>000, rew_var_mean_step = None</text:p>
      <text:p text:style-name="P1"><text:tab/><text:tab/><text:tab/><text:span text:style-name="T14">(hypothesis: slower to converge)</text:span></text:p>
      <text:p text:style-name="P1"><text:tab/><text:tab/> <text:s text:c="3"/>rew_var_mean_ter = 1<text:span text:style-name="T12">0 </text:span>000, rew_var_mean_step = 1</text:p>
      <text:p text:style-name="P1"><text:tab/><text:tab/><text:tab/><text:span text:style-name="T14">(hypothesis: slower to converge)</text:span></text:p>
      <text:p text:style-name="P1"><text:tab/><text:tab/> <text:s text:c="3"/>rew_var_mean_ter = 1<text:span text:style-name="T12">0</text:span> 000, rew_var_mean_step = 100</text:p>
      <text:p text:style-name="P1"><text:tab/><text:tab/><text:tab/><text:span text:style-name="T14">(hypothesis: really slower to converge)</text:span></text:p>
      <text:p text:style-name="P1"/>
      <text:p text:style-name="P12">2. Modified algorithm vs normal algorithms</text:p>
      <text:p text:style-name="P12"/>
      <text:p text:style-name="P12">How does the modified algorithm compare to the normal algorithm?</text:p>
      <text:p text:style-name="P2">→ compare on each environment with different reward variance means, <text:span text:style-name="T1">and different variance variances:</text:span></text:p>
      <text:p text:style-name="P2"><text:tab/><text:span text:style-name="T7">(need to do one graph for each case a.1, a.2, …, b.1, b.2, … with a curve for each algo + curve <text:tab/><text:tab/>for normal algo on env without variance on the reward – to compare how close do we get)</text:span></text:p>
      <text:p text:style-name="P2"><text:tab/><text:span text:style-name="T1">a. Sparse environment</text:span></text:p>
      <text:p text:style-name="P8"><text:tab/><text:tab/><text:span text:style-name="T1">1. </text:span>rew_var_mean_ter = None<text:tab/><text:tab/><text:tab/><text:tab/><text:tab/></text:p>
      <text:p text:style-name="P8"><text:span text:style-name="T2"><text:tab/><text:tab/><text:tab/>(hypothesis: no difference)</text:span></text:p>
      <text:p text:style-name="P8"><text:tab/><text:tab/><text:span text:style-name="T1">2. </text:span>rew_var_mean_ter = 10 000, <text:span text:style-name="T2">rew_var_var_ter = None <text:tab/></text:span></text:p>
      <text:p text:style-name="P8"><text:span text:style-name="T2"><text:tab/><text:tab/><text:tab/>(hypothesis: no difference)<text:line-break/></text:span><text:tab/><text:tab/><text:span text:style-name="T2">3. </text:span>rew_var_mean_ter = 10 000, <text:span text:style-name="T2">rew_var_var_ter = 250 000 (+- 500)<text:line-break/><text:tab/><text:tab/> <text:s text:c="3"/><text:tab/>(hypothesis: modified is a bit better)</text:span></text:p>
      <text:p text:style-name="P3"><text:span text:style-name="T2"><text:tab/><text:tab/>4. </text:span>rew_var_mean_ter = 1<text:span text:style-name="T13">0 000</text:span>, <text:span text:style-name="T2">rew_var_var_ter = 25 000 000 (+- 5 000) <text:tab/><text:tab/><text:tab/> <text:s text:c="3"/><text:tab/> <text:s text:c="11"/>(hypothesis: modified is really better)</text:span></text:p>
      <text:p text:style-name="P3"><text:tab/>b. Semi sparse environment</text:p>
      <text:p text:style-name="P3"><text:soft-page-break/><text:tab/><text:tab/><text:span text:style-name="T4">1. </text:span>rew_var_mean_ter = None, rew_var_mean_step = None</text:p>
      <text:p text:style-name="P3"><text:tab/><text:tab/><text:tab/><text:span text:style-name="T11">(hypothesis: no difference)</text:span></text:p>
      <text:p text:style-name="P4"><text:tab/><text:tab/><text:span text:style-name="T4">2. </text:span>rew_var_mean_ter = None, rew_var_mean_step = 1, <text:span text:style-name="T3">rew_var_var_step = None</text:span></text:p>
      <text:p text:style-name="P4"><text:tab/><text:tab/><text:tab/><text:span text:style-name="T11">(hypothesis: no difference)</text:span></text:p>
      <text:p text:style-name="P8"><text:tab/><text:tab/><text:span text:style-name="T4">3. </text:span>rew_var_mean_ter = None, rew_var_mean_step = 1, <text:span text:style-name="T3">rew_var_var_step = 0.6</text:span></text:p>
      <text:p text:style-name="P8"><text:tab/><text:tab/><text:tab/><text:span text:style-name="T11">(hypothesis: modified is better)</text:span><text:line-break/><text:tab/><text:tab/><text:span text:style-name="T4">4. </text:span>rew_var_mean_ter = 10 000, rew_var_<text:span text:style-name="T11">var_ter</text:span> = <text:span text:style-name="T2">25 000 000, <text:s text:c="4"/><text:tab/><text:tab/><text:tab/> <text:s text:c="15"/><text:tab/><text:tab/> <text:s text:c="3"/>rew_var_mean_step = None<text:line-break/><text:tab/><text:tab/><text:tab/>(hypothesis: modified is better)<text:line-break/></text:span><text:tab/><text:tab/><text:span text:style-name="T11">5. </text:span>rew_var_mean_ter = 1<text:span text:style-name="T13">0 </text:span>000, rew_var_<text:span text:style-name="T11">var_ter</text:span> = <text:span text:style-name="T2">25 000 000, <text:s/>rew_var_mean_step = 1, <text:s/><text:tab/><text:tab/> <text:s text:c="3"/>rew_var_var_step = 0.6<text:line-break/><text:tab/><text:tab/><text:tab/>(hypothesis: modified is way better)</text:span></text:p>
      <text:p text:style-name="P5"/>
      <text:p text:style-name="P5"><text:tab/><text:span text:style-name="T10">c. Dense environment</text:span></text:p>
      <text:p text:style-name="P7"><text:tab/><text:tab/><text:span text:style-name="T10">1. </text:span>rew_var_mean_ter = None, rew_var_mean_step = None</text:p>
      <text:p text:style-name="P7"><text:tab/><text:tab/><text:tab/><text:span text:style-name="T14">(hypothesis: no difference)</text:span></text:p>
      <text:p text:style-name="P10"><text:tab/><text:tab/><text:span text:style-name="T15">2.</text:span> rew_var_mean_ter = None, rew_var_mean_step = 1, <text:s/><text:span text:style-name="T2">rew_var_var_step = None</text:span></text:p>
      <text:p text:style-name="P10"><text:tab/><text:tab/><text:tab/><text:span text:style-name="T14">(hypothesis: no difference)</text:span></text:p>
      <text:p text:style-name="P11"><text:tab/><text:tab/><text:span text:style-name="T15">3.</text:span> rew_var_mean_ter = None, rew_var_mean_step = 1, <text:s/><text:span text:style-name="T2">rew_var_var_step = 0.6</text:span></text:p>
      <text:p text:style-name="P11"><text:tab/><text:tab/><text:tab/><text:span text:style-name="T14">(hypothesis: modified is a bit better)</text:span></text:p>
      <text:p text:style-name="P11"><text:tab/><text:tab/><text:span text:style-name="T15">4.</text:span> rew_var_mean_ter = None, rew_var_mean_step = 100, <text:span text:style-name="T15">rew_var_var_step = 6 000</text:span></text:p>
      <text:p text:style-name="P7"><text:tab/><text:tab/><text:tab/><text:span text:style-name="T15">(hypothesis: modified is a lot better)</text:span></text:p>
      <text:p text:style-name="P11"><text:tab/><text:tab/><text:span text:style-name="T15">5. </text:span>rew_var_mean_ter = 10 000, <text:span text:style-name="T15">rew_var_var_ter = None, <text:line-break/><text:tab/><text:tab/> <text:s text:c="3"/></text:span>rew_var_mean_step = None</text:p>
      <text:p text:style-name="P11"><text:tab/><text:tab/><text:tab/><text:span text:style-name="T15">(hypothesis: no difference)</text:span></text:p>
      <text:p text:style-name="P11"><text:tab/><text:tab/><text:span text:style-name="T15">6. </text:span>rew_var_mean_ter = 1<text:span text:style-name="T15">0</text:span> 000, <text:span text:style-name="T15">rew_var_var_ter = 25 000 000, <text:line-break/><text:tab/><text:tab/> <text:s text:c="3"/></text:span>rew_var_mean_step = None</text:p>
      <text:p text:style-name="P11"><text:tab/><text:tab/><text:tab/><text:span text:style-name="T15">(hypothesis: modified is better)</text:span></text:p>
      <text:p text:style-name="P11"><text:tab/><text:tab/><text:span text:style-name="T15">7.</text:span> rew_var_mean_ter = 1<text:span text:style-name="T15">0 </text:span>000, <text:span text:style-name="T15">rew_var_var_ter = 25 000 000, </text:span></text:p>
      <text:p text:style-name="P11"><text:tab/><text:tab/> <text:s text:c="3"/>rew_var_mean_step = 1, <text:span text:style-name="T15">rew_var_var_step = 0.6<text:line-break/><text:tab/><text:tab/><text:tab/>(hypothesis: modified is better)</text:span></text:p>
      <text:p text:style-name="P11"><text:tab/><text:tab/><text:span text:style-name="T15">7.</text:span> rew_var_mean_ter = 1<text:span text:style-name="T15">0 </text:span>000, <text:span text:style-name="T15">rew_var_var_ter = 25 000 000, </text:span></text:p>
      <text:p text:style-name="P11"><text:tab/><text:tab/> <text:s text:c="3"/>rew_var_mean_step = 1<text:span text:style-name="T15">00</text:span>, <text:span text:style-name="T15">rew_var_var_step = 6 000<text:line-break/><text:tab/><text:tab/><text:tab/>(hypothesis: modified is way better)</text:span></text:p>
      <text:p text:style-name="P11"/>
      <text:p text:style-name="P7"><text:tab/><text:tab/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6:54:13.748474212</meta:creation-date>
    <dc:date>2019-04-22T17:50:09.615895132</dc:date>
    <meta:editing-duration>PT55M43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2" meta:paragraph-count="58" meta:word-count="521" meta:character-count="3871" meta:non-whitespace-character-count="3076"/>
  </office:meta>
</office:document-meta>
</file>